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DABD6856280E30E9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" svg:stroke-width="0.053cm" svg:stroke-color="#666666" draw:marker-start-width="0.279cm" draw:marker-end-width="0.279cm" draw:fill-color="#ffffff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4" style:family="graphic" style:parent-style-name="objectwithoutfill">
      <style:graphic-properties svg:stroke-width="0.081cm" svg:stroke-color="#8d1d75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666666" draw:fill="none" draw:fill-color="#ffffff" draw:auto-grow-height="true" draw:auto-grow-width="false" fo:max-height="0cm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Dot" draw:fill="none" draw:textarea-horizontal-align="justify" draw:textarea-vertical-align="middle" draw:auto-grow-height="false" fo:min-height="3.648cm" fo:min-width="5.18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draw:stroke-dash="Dashed_20__28_var_29_"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3.648cm" fo:min-width="3.892cm"/>
    </style:style>
    <style:style style:name="gr12" style:family="graphic" style:parent-style-name="standard">
      <style:graphic-properties svg:stroke-width="0.053cm" svg:stroke-color="#158466" draw:marker-start-width="0.279cm" draw:marker-end-width="0.279cm" draw:fill-color="#dde8cb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4" style:family="graphic" style:parent-style-name="standard">
      <style:graphic-properties draw:stroke="none" svg:stroke-color="#666666" draw:fill="none" draw:fill-color="#ffffff" draw:auto-grow-height="true" draw:auto-grow-width="false" fo:max-height="0cm" fo:min-height="0.64cm"/>
      <style:paragraph-properties style:writing-mode="lr-tb"/>
    </style:style>
    <style:style style:name="gr15" style:family="graphic" style:parent-style-name="objectwithoutfill">
      <style:graphic-properties svg:stroke-width="0.081cm" svg:stroke-color="#1584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14.332cm" fo:min-width="15.5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19" style:family="graphic" style:parent-style-name="standard">
      <style:graphic-properties svg:stroke-width="0.053cm" svg:stroke-color="#ea7500" draw:marker-start-width="0.279cm" draw:marker-end-width="0.279cm" draw:fill-color="#ffdbb6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4.332cm" fo:min-width="14.505cm"/>
    </style:style>
    <style:style style:name="gr21" style:family="graphic" style:parent-style-name="objectwithoutfill">
      <style:graphic-properties svg:stroke-width="0.081cm" svg:stroke-color="#ea75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cedf9" draw:opacity="100%"/>
      <style:paragraph-properties fo:text-align="center"/>
      <style:text-properties fo:font-size="17pt" fo:font-weight="bold"/>
    </style:style>
    <style:style style:name="P2" style:family="paragraph">
      <loext:graphic-properties draw:fill-color="#ffffff" draw:opacity="100%"/>
      <style:paragraph-properties fo:text-align="center"/>
      <style:text-properties fo:font-size="17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808080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-color="#dde8cb" draw:opacity="100%"/>
      <style:paragraph-properties fo:text-align="center"/>
      <style:text-properties fo:font-size="17pt" fo:font-weight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font-size="20pt"/>
    </style:style>
    <style:style style:name="P14" style:family="paragraph">
      <loext:graphic-properties draw:fill-color="#ffdbb6" draw:opacity="100%"/>
      <style:paragraph-properties fo:text-align="center"/>
      <style:text-properties fo:font-size="17pt" fo:font-weight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0pt" fo:font-weight="bold" style:font-size-asian="20pt" style:font-size-complex="20pt"/>
    </style:style>
    <style:style style:name="T2" style:family="text">
      <style:text-properties fo:color="#666666" style:font-name="Ubuntu Mono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80808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line draw:style-name="gr4" draw:text-style-name="P5" draw:layer="layout" svg:x1="9.886cm" svg:y1="8.403cm" svg:x2="12.172cm" svg:y2="5.355cm">
          <text:p/>
        </draw:line>
        <draw:frame draw:style-name="gr5" draw:text-style-name="P7" draw:layer="layout" svg:width="4.572cm" svg:height="0.89cm" svg:x="6.196cm" svg:y="7.338cm">
          <draw:text-box>
            <text:p text:style-name="P6"><text:span text:style-name="T2">git push </text:span><text:span text:style-name="T2">-u</text:span></text:p>
          </draw:text-box>
        </draw:frame>
        <draw:frame draw:style-name="gr5" draw:text-style-name="P7" draw:layer="layout" svg:width="5.08cm" svg:height="0.89cm" svg:x="5.388cm" svg:y="6.276cm">
          <draw:text-box>
            <text:p text:style-name="P6"><text:span text:style-name="T2">git </text:span><text:span text:style-name="T2">remote </text:span><text:span text:style-name="T2">add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6" draw:text-style-name="P9" draw:layer="layout" svg:width="2.839cm" svg:height="0.916cm" svg:x="8.67cm" svg:y="8.751cm">
          <draw:text-box>
            <text:p text:style-name="P8"><text:span text:style-name="T3">4dce25f</text:span></text:p>
          </draw:text-box>
        </draw:frame>
        <draw:frame draw:style-name="gr7" draw:text-style-name="P5" draw:layer="layout" svg:width="9.398cm" svg:height="7.503cm" svg:x="10.16cm" svg:y="0.119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6" draw:text-style-name="P9" draw:layer="layout" svg:width="2.839cm" svg:height="0.916cm" svg:x="8.67cm" svg:y="8.751cm">
          <draw:text-box>
            <text:p text:style-name="P8"><text:span text:style-name="T3">4dce25f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11" draw:text-style-name="P5" draw:layer="layout" svg:width="4.392cm" svg:height="3.898cm" svg:x="6.421cm" svg:y="9.2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custom-shape draw:style-name="gr1" draw:text-style-name="P1" draw:layer="layout" svg:width="4.313cm" svg:height="2.286cm" svg:x="6.861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69cm" svg:y="8.751cm">
          <draw:text-box>
            <text:p text:style-name="P8"><text:span text:style-name="T3">4dce25f</text:span></text:p>
          </draw:text-box>
        </draw:frame>
        <draw:custom-shape draw:style-name="gr12" draw:text-style-name="P11" draw:layer="layout" svg:width="4.313cm" svg:height="2.286cm" svg:x="6.461cm" svg:y="9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8.469cm" svg:y="9.567cm">
          <draw:text-box>
            <text:p text:style-name="P3"><text:span text:style-name="T3">0656fe9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14" draw:text-style-name="P7" draw:layer="layout" svg:width="3.302cm" svg:height="0.89cm" svg:x="7.366cm" svg:y="6.984cm">
          <draw:text-box>
            <text:p text:style-name="P6"><text:span text:style-name="T2">git push</text:span></text:p>
          </draw:text-box>
        </draw:frame>
        <draw:custom-shape draw:style-name="gr1" draw:text-style-name="P1" draw:layer="layout" svg:width="4.313cm" svg:height="2.286cm" svg:x="6.861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69cm" svg:y="8.751cm">
          <draw:text-box>
            <text:p text:style-name="P8"><text:span text:style-name="T3">4dce25f</text:span></text:p>
          </draw:text-box>
        </draw:frame>
        <draw:custom-shape draw:style-name="gr12" draw:text-style-name="P11" draw:layer="layout" svg:width="4.313cm" svg:height="2.286cm" svg:x="6.461cm" svg:y="9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8.469cm" svg:y="9.567cm">
          <draw:text-box>
            <text:p text:style-name="P3"><text:span text:style-name="T3">0656fe9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line draw:style-name="gr15" draw:text-style-name="P5" draw:layer="layout" svg:x1="9.866cm" svg:y1="8.445cm" svg:x2="12.152cm" svg:y2="5.397cm">
          <text:p/>
        </draw:lin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82cm" svg:y="8.736cm">
          <draw:text-box>
            <text:p text:style-name="P8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9.398cm" svg:height="7.503cm" svg:x="10.16cm" svg:y="0.117cm">
          <draw:image xlink:href="Pictures/10000201000003D4000002DABD6856280E30E9E0.png" xlink:type="simple" xlink:show="embed" xlink:actuate="onLoad" loext:mime-type="image/png">
            <text:p/>
          </draw:image>
        </draw:fram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9" draw:layer="layout" svg:width="2.839cm" svg:height="0.916cm" svg:x="14.478cm" svg:y="2.694cm">
          <draw:text-box>
            <text:p text:style-name="P8"><text:span text:style-name="T3">4dce25f</text:span></text:p>
          </draw:text-box>
        </draw:frame>
        <draw:custom-shape draw:style-name="gr12" draw:text-style-name="P11" draw:layer="layout" svg:width="4.313cm" svg:height="2.286cm" svg:x="6.474cm" svg:y="9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13" draw:text-style-name="P9" draw:layer="layout" svg:width="2.431cm" svg:height="0.878cm" svg:x="8.482cm" svg:y="9.552cm">
          <draw:text-box>
            <text:p text:style-name="P3"><text:span text:style-name="T3">0656fe9</text:span></text:p>
          </draw:text-box>
        </draw:frame>
        <draw:custom-shape draw:style-name="gr12" draw:text-style-name="P11" draw:layer="layout" svg:width="4.313cm" svg:height="2.286cm" svg:x="12.292cm" svg:y="3.4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4.3cm" svg:y="3.519cm">
          <draw:text-box>
            <text:p text:style-name="P3"><text:span text:style-name="T3">0656fe9</text:span></text:p>
          </draw:text-box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6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82cm" svg:y="8.836cm">
          <draw:text-box>
            <text:p text:style-name="P8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1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13"><text:span text:style-name="T1">GitHub</text:span></text:p>
          </draw:text-box>
        </draw:frame>
        <draw:line draw:style-name="gr4" draw:text-style-name="P5" draw:layer="layout" svg:x1="16.083cm" svg:y1="5.361cm" svg:x2="18.052cm" svg:y2="8.545cm">
          <text:p/>
        </draw:lin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17.269cm" svg:y="8.823cm">
          <draw:text-box>
            <text:p text:style-name="P8"><text:span text:style-name="T3">4dce25f</text:span></text:p>
          </draw:text-box>
        </draw:frame>
        <draw:frame draw:style-name="gr17" draw:text-style-name="P4" draw:layer="layout" svg:width="5.334cm" svg:height="1.825cm" svg:x="14.986cm" svg:y="11.061cm">
          <draw:text-box>
            <text:p text:style-name="P13"><text:span text:style-name="T1">Collabor</text:span><text:span text:style-name="T1">ator’s </text:span><text:span text:style-name="T1">repo</text:span></text:p>
          </draw:text-box>
        </draw:frame>
        <draw:frame draw:style-name="gr18" draw:text-style-name="P7" draw:layer="layout" svg:width="4.064cm" svg:height="1.016cm" svg:x="17.526cm" svg:y="6.604cm">
          <draw:text-box>
            <text:p text:style-name="P6"><text:span text:style-name="T2">git clone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16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82cm" svg:y="8.836cm">
          <draw:text-box>
            <text:p text:style-name="P8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1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1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17.269cm" svg:y="8.823cm">
          <draw:text-box>
            <text:p text:style-name="P8"><text:span text:style-name="T3">4dce25f</text:span></text:p>
          </draw:text-box>
        </draw:frame>
        <draw:frame draw:style-name="gr17" draw:text-style-name="P4" draw:layer="layout" svg:width="5.334cm" svg:height="1.825cm" svg:x="14.986cm" svg:y="11.961cm">
          <draw:text-box>
            <text:p text:style-name="P13"><text:span text:style-name="T1">Collabor</text:span><text:span text:style-name="T1">ator’s </text:span><text:span text:style-name="T1">repo</text:span></text:p>
          </draw:text-box>
        </draw:frame>
        <draw:custom-shape draw:style-name="gr19" draw:text-style-name="P14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7.127cm" svg:y="9.615cm">
          <draw:text-box>
            <text:p text:style-name="P15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82cm" svg:y="8.836cm">
          <draw:text-box>
            <text:p text:style-name="P8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1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1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17.269cm" svg:y="8.823cm">
          <draw:text-box>
            <text:p text:style-name="P8"><text:span text:style-name="T3">4dce25f</text:span></text:p>
          </draw:text-box>
        </draw:frame>
        <draw:frame draw:style-name="gr17" draw:text-style-name="P4" draw:layer="layout" svg:width="5.334cm" svg:height="1.825cm" svg:x="14.986cm" svg:y="11.961cm">
          <draw:text-box>
            <text:p text:style-name="P13"><text:span text:style-name="T1">Collabor</text:span><text:span text:style-name="T1">ator’s </text:span><text:span text:style-name="T1">repo</text:span></text:p>
          </draw:text-box>
        </draw:frame>
        <draw:custom-shape draw:style-name="gr19" draw:text-style-name="P14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7.127cm" svg:y="9.615cm">
          <draw:text-box>
            <text:p text:style-name="P15"><text:span text:style-name="T3">c07c2f4</text:span></text:p>
          </draw:text-box>
        </draw:frame>
        <draw:custom-shape draw:style-name="gr19" draw:text-style-name="P14" draw:layer="layout" svg:width="4.313cm" svg:height="2.286cm" svg:x="12.438cm" svg:y="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4.446cm" svg:y="3.527cm">
          <draw:text-box>
            <text:p text:style-name="P15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8.033cm" svg:y1="8.546cm" svg:x2="16.292cm" svg:y2="5.278cm">
          <text:p/>
        </draw:line>
        <draw:frame draw:style-name="gr18" draw:text-style-name="P7" draw:layer="layout" svg:width="4.064cm" svg:height="1.016cm" svg:x="17.407cm" svg:y="6.905cm">
          <draw:text-box>
            <text:p text:style-name="P6"><text:span text:style-name="T2">git push</text:span></text:p>
          </draw:text-box>
        </draw:frame>
        <draw:custom-shape draw:style-name="gr16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8.682cm" svg:y="8.836cm">
          <draw:text-box>
            <text:p text:style-name="P8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874cm">
          <draw:text-box>
            <text:p text:style-name="P13"><text:span text:style-name="T1">My repo</text:span></text:p>
          </draw:text-box>
        </draw:frame>
        <draw:frame draw:style-name="gr6" draw:text-style-name="P9" draw:layer="layout" svg:width="2.839cm" svg:height="0.916cm" svg:x="14.478cm" svg:y="2.794cm">
          <draw:text-box>
            <text:p text:style-name="P8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1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.839cm" svg:height="0.916cm" svg:x="17.269cm" svg:y="8.823cm">
          <draw:text-box>
            <text:p text:style-name="P8"><text:span text:style-name="T3">4dce25f</text:span></text:p>
          </draw:text-box>
        </draw:frame>
        <draw:frame draw:style-name="gr17" draw:text-style-name="P4" draw:layer="layout" svg:width="5.334cm" svg:height="1.825cm" svg:x="14.986cm" svg:y="11.961cm">
          <draw:text-box>
            <text:p text:style-name="P13"><text:span text:style-name="T1">Collabor</text:span><text:span text:style-name="T1">ator’s </text:span><text:span text:style-name="T1">repo</text:span></text:p>
          </draw:text-box>
        </draw:frame>
        <draw:custom-shape draw:style-name="gr19" draw:text-style-name="P14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7.127cm" svg:y="9.615cm">
          <draw:text-box>
            <text:p text:style-name="P15"><text:span text:style-name="T3">c07c2f4</text:span></text:p>
          </draw:text-box>
        </draw:frame>
        <draw:custom-shape draw:style-name="gr19" draw:text-style-name="P14" draw:layer="layout" svg:width="4.313cm" svg:height="2.286cm" svg:x="12.438cm" svg:y="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14.446cm" svg:y="3.527cm">
          <draw:text-box>
            <text:p text:style-name="P15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line draw:style-name="gr21" draw:text-style-name="P5" draw:layer="layout" svg:x1="12.172cm" svg:y1="5.397cm" svg:x2="9.886cm" svg:y2="8.445cm">
          <text:p/>
        </draw:line>
        <draw:frame draw:style-name="gr14" draw:text-style-name="P7" draw:layer="layout" svg:width="3.302cm" svg:height="0.89cm" svg:x="7.366cm" svg:y="7.005cm">
          <draw:text-box>
            <text:p text:style-name="P6"><text:span text:style-name="T2">git pull</text:span></text:p>
          </draw:text-box>
        </draw:frame>
        <draw:custom-shape draw:style-name="gr19" draw:text-style-name="P14" draw:layer="layout" svg:width="4.313cm" svg:height="2.286cm" svg:x="6.506cm" svg:y="9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2.431cm" svg:height="0.878cm" svg:x="8.514cm" svg:y="9.616cm">
          <draw:text-box>
            <text:p text:style-name="P15"><text:span text:style-name="T3">c07c2f4</text:span></text:p>
          </draw:text-box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3:35:26.873503221</meta:creation-date>
    <dc:title>jelmer_base</dc:title>
    <meta:editing-duration>PT54M23S</meta:editing-duration>
    <meta:editing-cycles>8</meta:editing-cycles>
    <meta:generator>LibreOffice/6.4.6.2$Linux_X86_64 LibreOffice_project/40$Build-2</meta:generator>
    <meta:initial-creator>Jelmer Poelstra</meta:initial-creator>
    <dc:date>2021-01-28T15:30:18.100600246</dc:date>
    <dc:creator>Jelmer Poelstra</dc:creator>
    <meta:document-statistic meta:object-count="160"/>
  </office:meta>
</office:document-meta>
</file>